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af15" officeooo:paragraph-rsid="001aaf15"/>
    </style:style>
    <style:style style:name="P2" style:family="paragraph" style:parent-style-name="Standard">
      <style:text-properties officeooo:rsid="001cabb3" officeooo:paragraph-rsid="001cabb3"/>
    </style:style>
    <style:style style:name="P3" style:family="paragraph" style:parent-style-name="Standard">
      <style:text-properties officeooo:rsid="001cabb3" officeooo:paragraph-rsid="001cabb3"/>
    </style:style>
    <style:style style:name="P4" style:family="paragraph" style:parent-style-name="Standard">
      <style:text-properties officeooo:rsid="001db0b7" officeooo:paragraph-rsid="001db0b7"/>
    </style:style>
    <style:style style:name="P5" style:family="paragraph" style:parent-style-name="Standard">
      <style:text-properties officeooo:rsid="001aaf15" officeooo:paragraph-rsid="001db0b7"/>
    </style:style>
    <style:style style:name="T1" style:family="text">
      <style:text-properties officeooo:rsid="001cabb3"/>
    </style:style>
    <style:style style:name="T2" style:family="text">
      <style:text-properties officeooo:rsid="001db0b7"/>
    </style:style>
    <style:style style:name="T3" style:family="text">
      <style:text-properties officeooo:rsid="001aa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Bombe</text:p>
      <text:p text:style-name="P1"/>
      <text:p text:style-name="P1">counter(): <text:tab/>wird bei jedem Tick der Clock aufgerufen und zählt verbleibende Ticks herunter.</text:p>
      <text:p text:style-name="P1"><text:tab/><text:tab/>Bei Timer=0 initialisiert er die Explosion.</text:p>
      <text:p text:style-name="P1"/>
      <text:p text:style-name="P1">explode(): <text:s/><text:tab/>ermittelt getroffene Felder und erzeugt Flammen oder <text:span text:style-name="T2">ruft destroy wall auf</text:span></text:p>
      <text:p text:style-name="P1"/>
      <text:p text:style-name="P1">Funktion die Bomben ID <text:span text:style-name="T1">ändert abhängig von der Zeit</text:span></text:p>
      <text:p text:style-name="P1"/>
      <text:p text:style-name="P2">generateFlames(row, column):<text:tab/>erzeugt ein Objekt Flames an Position r, c</text:p>
      <text:p text:style-name="P2"/>
      <text:p text:style-name="P2">destroyWall(row, column):<text:tab/><text:tab/>Ermittelt ob an Position r, c <text:span text:style-name="T2">eine mauer steht, zerstört sie</text:span></text:p>
      <text:p text:style-name="P2"/>
      <text:p text:style-name="P2"/>
      <text:p text:style-name="P2"/>
      <text:p text:style-name="P2"/>
      <text:p text:style-name="P2"/>
      <text:p text:style-name="P2"/>
      <text:p text:style-name="P4">Doku Flame</text:p>
      <text:p text:style-name="P4"/>
      <text:p text:style-name="P4">Flame(): initialisierung mit int Row int Column int Time</text:p>
      <text:p text:style-name="P4"/>
      <text:p text:style-name="P4">Counter(): <text:span text:style-name="T3">wird bei jedem Tick der Clock aufgerufen und zählt verbleibende Ticks herunter.</text:span></text:p>
      <text:p text:style-name="P5"><text:tab/><text:tab/>Bei Timer=0 <text:span text:style-name="T2">aufrufen von delete();</text:span></text:p>
      <text:p text:style-name="P5"/>
      <text:p text:style-name="P5"><text:span text:style-name="T2">delete(): leeres Feld an Position erzeugen und Objekt lösc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9:41.643000000</meta:creation-date>
    <dc:date>2017-01-22T13:47:48.289000000</dc:date>
    <meta:editing-duration>PT9H38M8S</meta:editing-duration>
    <meta:editing-cycles>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2" meta:word-count="103" meta:character-count="704" meta:non-whitespace-character-count="605"/>
  </office:meta>
</office:document-meta>
</file>